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15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fo:font-style="italic" style:text-underline-style="none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2">%#include decisionNonValide#%</text:p>
      <text:p text:style-name="P4"/>
      <text:p text:style-name="P3">%=TitreDocument=%</text:p>
      <text:p text:style-name="P1"/>
      <text:p text:style-name="P8">%=DecisionNumero=% %=Nip=%</text:p>
      <text:p text:style-name="P5">%=AyantDroit=%</text:p>
      <text:p text:style-name="P4"/>
      <text:p text:style-name="P5">%=TitreTiers=%</text:p>
      <text:p text:style-name="P4"/>
      <text:p text:style-name="P5">%=Paragraphe1=%</text:p>
      <text:p text:style-name="P4"/>
      <text:p text:style-name="P5">%=Paragraphe2=%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%=PeriodeCalcul=% <text:span text:style-name="T1">%=DatePeriode=%</text:span> %=RemarqueSuite=% <text:span text:style-name="T1">%=DateFinPeriode=%</text:span></text:p>
            <text:p text:style-name="P14">%=TexteMontantPrestation=% <text:span text:style-name="T1">%=MontantPrestation=%</text:span></text:p>
            <text:p text:style-name="P14">%=CompteVersement=%</text:p>
          </table:table-cell>
        </table:table-row>
      </table:table>
      <text:p text:style-name="P6"><text:span text:style-name="T2">%#include </text:span><text:span text:style-name="T3">tableauPerseus</text:span><text:span text:style-name="T2">#%</text:span></text:p>
      <text:p text:style-name="P7">%=PersonneComprises=%</text:p>
      <text:list text:style-name="L1">
        <text:list-item>
          <text:p text:style-name="P18">%=NomPrenom=%</text:p>
        </text:list-item>
      </text:list>
      <text:p text:style-name="P15"/>
      <text:p text:style-name="P5">%=Paragraphe4Debut=% <text:span text:style-name="T4">%=Paragraphe4Souligne=%</text:span> %=Paragraphe4Suite=% <text:span text:style-name="T1">%=Paragraphe4Gras=%</text:span></text:p>
      <text:p text:style-name="P4"/>
      <text:p text:style-name="P5">%=Salutations=%</text:p>
      <text:p text:style-name="P4"/>
      <text:p text:style-name="P11">%#include signatureStandard#%</text:p>
      <text:p text:style-name="P16">%=pushToEnd()=%</text:p>
      <text:p text:style-name="P10">%=Reclamation=%</text:p>
      <text:p text:style-name="P9">%=Texte_Reclamation=%</text:p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%=Copie=%</text:p>
          </table:table-cell>
          <table:table-cell table:style-name="Tableau1.A1" office:value-type="string">
            <text:p text:style-name="P13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%=Annexe=%</text:p>
          </table:table-cell>
          <table:table-cell table:style-name="Tableau4.A1" office:value-type="string">
            <text:p text:style-name="P13">%=TexteAnnexe=%</text:p>
          </table:table-cell>
        </table:table-row>
      </table:table>
      <text:p text:style-name="P12"/>
      <text:p text:style-name="P17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2-01T09:25:13</dc:date>
    <meta:printed-by>mike</meta:printed-by>
    <meta:print-date>2011-05-06T11:34:43</meta:print-date>
    <meta:editing-cycles>125</meta:editing-cycles>
    <meta:editing-duration>PT9H28M1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5" meta:word-count="39" meta:character-count="600"/>
  </office:meta>
</office:document-meta>
</file>